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A0000020DAE231EBC.png" manifest:media-type="image/png"/>
  <manifest:file-entry manifest:full-path="Pictures/10000001000003120000017E18EC5183.png" manifest:media-type="image/png"/>
  <manifest:file-entry manifest:full-path="Pictures/10000001000003AC000000C5A666E46A.png" manifest:media-type="image/png"/>
  <manifest:file-entry manifest:full-path="Pictures/10000001000003530000021435A464DA.png" manifest:media-type="image/png"/>
  <manifest:file-entry manifest:full-path="Pictures/100000010000064500000209A594F0EE.png" manifest:media-type="image/png"/>
  <manifest:file-entry manifest:full-path="Pictures/10000001000001520000001C632AE3FF.png" manifest:media-type="image/png"/>
  <manifest:file-entry manifest:full-path="Pictures/100000010000047600000052EC0CDEB5.png" manifest:media-type="image/png"/>
  <manifest:file-entry manifest:full-path="Pictures/10000001000003A00000007A22F14432.png" manifest:media-type="image/png"/>
  <manifest:file-entry manifest:full-path="Pictures/10000001000003A00000007A6F13ABDB.png" manifest:media-type="image/png"/>
  <manifest:file-entry manifest:full-path="Pictures/1000000100000353000002146A0B30E5.png" manifest:media-type="image/png"/>
  <manifest:file-entry manifest:full-path="Pictures/100000010000098D000000D0741D0CD0.png" manifest:media-type="image/png"/>
  <manifest:file-entry manifest:full-path="Pictures/10000001000003F90000012EAF5564A5.png" manifest:media-type="image/png"/>
  <manifest:file-entry manifest:full-path="Pictures/10000001000003ED00000253B2ECD13C.png" manifest:media-type="image/png"/>
  <manifest:file-entry manifest:full-path="Pictures/1000000100000472000002EEE894A915.png" manifest:media-type="image/png"/>
  <manifest:file-entry manifest:full-path="Pictures/10000001000001E0000000DC6E7B6D0D.png" manifest:media-type="image/png"/>
  <manifest:file-entry manifest:full-path="Pictures/10000001000003E900000165FF17990F.png" manifest:media-type="image/png"/>
  <manifest:file-entry manifest:full-path="Pictures/1000000100000636000001E1634607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03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1.402in" draw:z-index="0"><draw:image xlink:href="Pictures/10000001000003AC000000C5A666E46A.png" xlink:type="simple" xlink:show="embed" xlink:actuate="onLoad" draw:mime-type="image/png"/></draw:frame><text:s/></text:p>
      <text:p text:style-name="Standard"><draw:frame draw:style-name="fr1" draw:name="Image2" text:anchor-type="char" svg:width="6.6929in" svg:height="0.8799in" draw:z-index="1"><draw:image xlink:href="Pictures/10000001000003A00000007A6F13ABDB.png" xlink:type="simple" xlink:show="embed" xlink:actuate="onLoad" draw:mime-type="image/png"/></draw:frame><text:s/></text:p>
      <text:p text:style-name="Standard"><draw:frame draw:style-name="fr1" draw:name="Image3" text:anchor-type="char" svg:width="6.6929in" svg:height="0.8799in" draw:z-index="2"><draw:image xlink:href="Pictures/10000001000003A00000007A22F14432.png" xlink:type="simple" xlink:show="embed" xlink:actuate="onLoad" draw:mime-type="image/png"/></draw:frame><text:s/></text:p>
      <text:p text:style-name="Standard"><draw:frame draw:style-name="fr1" draw:name="Image4" text:anchor-type="char" svg:width="6.6929in" svg:height="4.1839in" draw:z-index="3"><draw:image xlink:href="Pictures/10000001000003530000021435A464DA.png" xlink:type="simple" xlink:show="embed" xlink:actuate="onLoad" draw:mime-type="image/png"/></draw:frame><text:s/></text:p>
      <text:p text:style-name="Standard"><draw:frame draw:style-name="fr2" draw:name="Image5" text:anchor-type="char" svg:width="6.6929in" svg:height="4.1839in" draw:z-index="4"><draw:image xlink:href="Pictures/1000000100000353000002146A0B30E5.png" xlink:type="simple" xlink:show="embed" xlink:actuate="onLoad" draw:mime-type="image/png"/></draw:frame><text:soft-page-break/><text:s/></text:p>
      <text:p text:style-name="Standard"><draw:frame draw:style-name="fr1" draw:name="Image6" text:anchor-type="char" svg:width="6.6929in" svg:height="1.9874in" draw:z-index="5"><draw:image xlink:href="Pictures/10000001000003F90000012EAF5564A5.png" xlink:type="simple" xlink:show="embed" xlink:actuate="onLoad" draw:mime-type="image/png"/></draw:frame><text:s/></text:p>
      <text:p text:style-name="Standard"><draw:frame draw:style-name="fr3" draw:name="Image7" text:anchor-type="char" svg:width="3.5209in" svg:height="0.2917in" draw:z-index="6"><draw:image xlink:href="Pictures/10000001000001520000001C632AE3FF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><draw:frame draw:style-name="fr1" draw:name="Image8" text:anchor-type="char" svg:width="6.6929in" svg:height="1.3563in" draw:z-index="7"><draw:image xlink:href="Pictures/100000010000098D000000D0741D0CD0.png" xlink:type="simple" xlink:show="embed" xlink:actuate="onLoad" draw:mime-type="image/png"/></draw:frame><text:s/></text:p>
      <text:p text:style-name="Standard"><draw:frame draw:style-name="fr2" draw:name="Image9" text:anchor-type="char" svg:width="6.6929in" svg:height="3.9626in" draw:z-index="8"><draw:image xlink:href="Pictures/10000001000003ED00000253B2ECD13C.png" xlink:type="simple" xlink:show="embed" xlink:actuate="onLoad" draw:mime-type="image/png"/></draw:frame><text:soft-page-break/><text:s/></text:p>
      <text:p text:style-name="Standard"><draw:frame draw:style-name="fr3" draw:name="Image10" text:anchor-type="char" svg:width="5in" svg:height="2.2917in" draw:z-index="9"><draw:image xlink:href="Pictures/10000001000001E0000000DC6E7B6D0D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11" text:anchor-type="char" svg:width="6.6929in" svg:height="2.3866in" draw:z-index="10"><draw:image xlink:href="Pictures/10000001000003E900000165FF17990F.png" xlink:type="simple" xlink:show="embed" xlink:actuate="onLoad" draw:mime-type="image/png"/></draw:frame><text:s/></text:p>
      <text:p text:style-name="P1"/>
      <text:p text:style-name="P1"/>
      <text:p text:style-name="P1"/>
      <text:p text:style-name="P1"><draw:frame draw:style-name="fr1" draw:name="Image12" text:anchor-type="char" svg:width="6.6929in" svg:height="2.172in" draw:z-index="11"><draw:image xlink:href="Pictures/100000010000064500000209A594F0EE.png" xlink:type="simple" xlink:show="embed" xlink:actuate="onLoad" draw:mime-type="image/png"/></draw:frame><text:soft-page-break/></text:p>
      <text:p text:style-name="P1"><text:s/></text:p>
      <text:p text:style-name="Standard"><draw:frame draw:style-name="fr1" draw:name="Image13" text:anchor-type="char" svg:width="6.6929in" svg:height="2.0244in" draw:z-index="12"><draw:image xlink:href="Pictures/1000000100000636000001E1634607AB.png" xlink:type="simple" xlink:show="embed" xlink:actuate="onLoad" draw:mime-type="image/png"/></draw:frame><text:s/></text:p>
      <text:p text:style-name="Standard"><draw:frame draw:style-name="fr1" draw:name="Image14" text:anchor-type="char" svg:width="6.6929in" svg:height="3.2528in" draw:z-index="13"><draw:image xlink:href="Pictures/10000001000003120000017E18EC5183.png" xlink:type="simple" xlink:show="embed" xlink:actuate="onLoad" draw:mime-type="image/png"/></draw:frame><text:s/></text:p>
      <text:p text:style-name="Standard"><draw:frame draw:style-name="fr1" draw:name="Image15" text:anchor-type="char" svg:width="6.6929in" svg:height="0.4807in" draw:z-index="14"><draw:image xlink:href="Pictures/100000010000047600000052EC0CDEB5.png" xlink:type="simple" xlink:show="embed" xlink:actuate="onLoad" draw:mime-type="image/png"/></draw:frame><text:s/></text:p>
      <text:p text:style-name="Standard"><draw:frame draw:style-name="fr2" draw:name="Image16" text:anchor-type="char" svg:width="6.6929in" svg:height="3.0661in" draw:z-index="15"><draw:image xlink:href="Pictures/100000010000047A0000020DAE231EBC.png" xlink:type="simple" xlink:show="embed" xlink:actuate="onLoad" draw:mime-type="image/png"/></draw:frame><text:soft-page-break/><text:s/></text:p>
      <text:p text:style-name="Standard"><draw:frame draw:style-name="fr1" draw:name="Image17" text:anchor-type="char" svg:width="6.6929in" svg:height="4.4102in" draw:z-index="16"><draw:image xlink:href="Pictures/1000000100000472000002EEE894A915.png" xlink:type="simple" xlink:show="embed" xlink:actuate="onLoad" draw:mime-type="image/png"/></draw:frame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8:24:18.400726304</meta:creation-date>
    <dc:date>2025-03-20T00:16:43.690978886</dc:date>
    <meta:editing-duration>PT32M12S</meta:editing-duration>
    <meta:editing-cycles>2</meta:editing-cycles>
    <meta:generator>LibreOffice/24.8.5.2$Linux_X86_64 LibreOffice_project/480$Build-2</meta:generator>
    <meta:document-statistic meta:table-count="0" meta:image-count="17" meta:object-count="0" meta:page-count="5" meta:paragraph-count="17" meta:word-count="0" meta:character-count="17" meta:non-whitespace-character-count="0"/>
  </office:meta>
</office:document-meta>
</file>